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4.286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4.94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/>
      <table:table table:name="Движение_товаров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3" table:default-cell-style-name="ce9"/>
        <table:table-column table:style-name="co5" table:default-cell-style-name="ce9"/>
        <table:table-column table:style-name="co6" table:number-columns-repeated="16377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Тип операции</text:p>
          </table:table-cell>
          <table:table-cell table:style-name="ce4" office:value-type="string" calcext:value-type="string">
            <text:p>Количество упаковок</text:p>
          </table:table-cell>
          <table:table-cell table:style-name="ce1" office:value-type="string" calcext:value-type="string">
            <text:p>Цена 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4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4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5-06-01" calcext:value-type="date">
            <text:p>01.06.2025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4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4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>
          <table:table-cell office:value-type="float" office:value="1057" calcext:value-type="float">
            <text:p>105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6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6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>
          <table:table-cell office:value-type="float" office:value="1197" calcext:value-type="float">
            <text:p>119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>
          <table:table-cell office:value-type="float" office:value="1225" calcext:value-type="float">
            <text:p>122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5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5-06-03" calcext:value-type="date">
            <text:p>03.06.2025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5-06-04" calcext:value-type="date">
            <text:p>04.06.2025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5-06-07" calcext:value-type="date">
            <text:p>07.06.2025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5-06-08" calcext:value-type="date">
            <text:p>08.06.2025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ce9" table:number-columns-repeated="16377"/>
        </table:table-row>
        <table:table-row table:style-name="ro3" table:number-rows-repeated="1046302">
          <table:table-cell table:number-columns-repeated="7"/>
          <table:table-cell table:style-name="ce9" table:number-columns-repeated="16377"/>
        </table:table-row>
        <table:table-row table:style-name="ro3">
          <table:table-cell table:number-columns-repeated="7"/>
          <table:table-cell table:style-name="ce9" table:number-columns-repeated="16377"/>
        </table:table-row>
      </table:table>
      <table:table table:name="Товар" table:style-name="ta2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16378"/>
        <table:table-row table:style-name="ro7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</text:p>
          </table:table-cell>
          <table:table-cell table:style-name="ce4" office:value-type="string" calcext:value-type="string">
            <text:p>Единица измерения</text:p>
          </table:table-cell>
          <table:table-cell table:style-name="ce4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роизводитель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table:style-name="ce5" office:value-type="string" calcext:value-type="string">
            <text:p>кг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ce9" table:number-columns-repeated="16378"/>
        </table:table-row>
        <table:table-row table:style-name="ro3" table:number-rows-repeated="1048510">
          <table:table-cell table:number-columns-repeated="6"/>
          <table:table-cell table:style-name="ce9" table:number-columns-repeated="16378"/>
        </table:table-row>
        <table:table-row table:style-name="ro3">
          <table:table-cell table:number-columns-repeated="6"/>
          <table:table-cell table:style-name="ce9" table:number-columns-repeated="16378"/>
        </table:table-row>
      </table:table>
      <table:table table:name="Магазин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6" table:number-columns-repeated="16381"/>
        <table:table-row table:style-name="ro2">
          <table:table-cell table:style-name="ce6" office:value-type="string" calcext:value-type="string">
            <text:p>ID магазина</text:p>
          </table:table-cell>
          <table:table-cell table:style-name="ce6" office:value-type="string" calcext:value-type="string">
            <text:p>Район</text:p>
          </table:table-cell>
          <table:table-cell table:style-name="ce6" office:value-type="string" calcext:value-type="string">
            <text:p>Адрес</text:p>
          </table:table-cell>
          <table:table-cell table:style-name="ce9" table:number-columns-repeated="16381"/>
        </table:table-row>
        <table:table-row table:style-name="ro2">
          <table:table-cell table:style-name="ce11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style-name="ce9" table:number-columns-repeated="16381"/>
        </table:table-row>
        <table:table-row table:style-name="ro2">
          <table:table-cell table:style-name="ce11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style-name="ce9" table:number-columns-repeated="16381"/>
        </table:table-row>
        <table:table-row table:style-name="ro2">
          <table:table-cell table:style-name="ce11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style-name="ce9" table:number-columns-repeated="16381"/>
        </table:table-row>
        <table:table-row table:style-name="ro2">
          <table:table-cell table:style-name="ce11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style-name="ce9" table:number-columns-repeated="16381"/>
        </table:table-row>
        <table:table-row table:style-name="ro2">
          <table:table-cell table:style-name="ce11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style-name="ce9" table:number-columns-repeated="16381"/>
        </table:table-row>
        <table:table-row table:style-name="ro2" table:visibility="filter">
          <table:table-cell table:style-name="ce11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style-name="ce9" table:number-columns-repeated="16381"/>
        </table:table-row>
        <table:table-row table:style-name="ro3" table:number-rows-repeated="1048558">
          <table:table-cell table:number-columns-repeated="3"/>
          <table:table-cell table:style-name="ce9" table:number-columns-repeated="16381"/>
        </table:table-row>
        <table:table-row table:style-name="ro3">
          <table:table-cell table:number-columns-repeated="3"/>
          <table:table-cell table:style-name="ce9" table:number-columns-repeated="16381"/>
        </table:table-row>
      </table:table>
      <table:table table:name="Лист4" table:style-name="ta3">
        <table:table-column table:style-name="co14" table:number-columns-repeated="2" table:default-cell-style-name="Default"/>
        <table:table-column table:style-name="co14" table:default-cell-style-name="ce9"/>
        <table:table-row table:style-name="ro8" table:number-rows-repeated="3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  <table:table-cell table:style-name="ce10" table:formula="of:=SUM([.C4:.C8])/2" office:value-type="float" office:value="445" calcext:value-type="float">
            <text:p>445</text:p>
          </table:table-cell>
        </table:table-row>
      </table:table>
      <table:named-expressions/>
      <table:database-ranges>
        <table:database-range table:name="__Anonymous_Sheet_DB__0" table:target-range-address="Движение_товаров.A1:Движение_товаров.G2273" table:display-filter-buttons="true">
          <table:filter>
            <table:filter-and>
              <table:filter-condition table:value="M1" table:operator="=" table:field-number="2">
                <table:filter-set-item table:value="M1"/>
                <table:filter-set-item table:value="M10"/>
                <table:filter-set-item table:value="M15"/>
                <table:filter-set-item table:value="M5"/>
                <table:filter-set-item table:value="M6"/>
              </table:filter-condition>
              <table:filter-condition table:data-type="number" table:value="42" table:operator="=" table:field-number="3"/>
              <table:filter-condition table:value="Поступление" table:operator="=" table:field-number="4"/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Крахмал картофельный" table:operator="=" table:field-number="2"/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Октябрьски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.00.0000</text:date>, <text:time style:data-style-name="N2" text:time-value="11:10:08.775995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Слава</meta:initial-creator>
    <meta:creation-date>2021-07-09T17:04:06Z</meta:creation-date>
    <dc:date>2026-05-02T11:15:23.832558300</dc:date>
    <meta:editing-duration>PT6M22S</meta:editing-duration>
    <meta:editing-cycles>2</meta:editing-cycles>
    <meta:document-statistic meta:table-count="4" meta:cell-count="16358" meta:object-count="0"/>
  </office:meta>
</office:document-meta>
</file>